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〜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
that's exactly what
makes it work wonders〜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
a hot spring〜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〜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〜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〜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
sexual 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〜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
to the same middle
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
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〜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
thought 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〜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‘accident’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
I was with you guys,
and she let me right
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one Biiit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in-built
cleaning apparati that
automatically eliminates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Allow me to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good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“I'm glad you liked it, dears—!”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“Feel free to come back any time!”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“You're always welcome!”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